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fo:font-variant="normal" fo:text-transform="none" fo:color="#252525" style:font-name="sans-serif" fo:font-size="10.5pt" fo:letter-spacing="normal" fo:font-style="normal" fo:font-weight="bold"/>
    </style:style>
    <style:style style:name="T2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3" style:family="text">
      <style:text-properties fo:font-variant="normal" fo:text-transform="none" fo:color="#252525" fo:letter-spacing="normal"/>
    </style:style>
    <style:style style:name="T4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5">Quarks</text:span> sind im Standardmodell der Teilchenphysik die elementaren Bestandteile (Elementarteilchen), aus denen Hadronen (z. B. Die Atomkern-Bausteine Protonen und Neutronen) besteh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13:25:37.455658330</meta:creation-date>
    <dc:date>2016-05-20T13:31:48.611738866</dc:date>
    <meta:editing-duration>PT6M11S</meta:editing-duration>
    <meta:editing-cycles>1</meta:editing-cycles>
    <meta:generator>LibreOffice/5.0.5.2$Linux_X86_64 LibreOffice_project/00m0$Build-2</meta:generator>
    <meta:document-statistic meta:table-count="0" meta:image-count="0" meta:object-count="0" meta:page-count="1" meta:paragraph-count="1" meta:word-count="21" meta:character-count="181" meta:non-whitespace-character-count="161"/>
  </office:meta>
</office:document-meta>
</file>